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06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QUINTANA QUISPE CESAR RICARDO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29545188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AQP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51138929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QUINTANA QUISPE ELDON SAMUEL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1399050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/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QUINTANA QUISPE CESAR RICARDO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>29545188</text:span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4/09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29545188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9</text:p>
          </table:table-cell>
          <table:table-cell table:style-name="Tableau1.A2" office:value-type="string">
            <text:p text:style-name="P7">2500</text:p>
          </table:table-cell>
          <table:table-cell table:style-name="Tableau1.D2" office:value-type="string">
            <text:p text:style-name="P8">725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725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06/09/2021</text:p>
          </table:table-cell>
          <table:table-cell table:style-name="Tabla2.A3" office:value-type="string">
            <text:p text:style-name="P22">5255177</text:p>
          </table:table-cell>
          <table:table-cell table:style-name="Tabla2.D3" office:value-type="string">
            <text:p text:style-name="P23">725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567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6T23:50:22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